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ControlGui.add( SampleResult sam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pertyControlGui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ropertyControlGui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ControlGui.actionPerformed( ActionEvent ac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ropertyControlGui.initializ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pertyControlGui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ControlGui.setUpData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ropertyControlGui.mak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pertyControlGui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ontrolGui.configure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ControlGui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ControlGui.PropertyControlGu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ControlGui.makeMai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ControlGui.makeLabe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ropertyControlGui.modifyTestElement( Test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